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4178f" officeooo:paragraph-rsid="00047a30"/>
    </style:style>
    <style:style style:name="P2" style:family="paragraph" style:parent-style-name="Standard" style:list-style-name="L1">
      <style:text-properties officeooo:rsid="0004178f" officeooo:paragraph-rsid="00047a30"/>
    </style:style>
    <style:style style:name="P3" style:family="paragraph" style:parent-style-name="Standard" style:list-style-name="L1">
      <style:text-properties style:font-name="arial" officeooo:rsid="0004178f" officeooo:paragraph-rsid="00047a30"/>
    </style:style>
    <style:style style:name="P4" style:family="paragraph" style:parent-style-name="Standard" style:list-style-name="L1">
      <style:text-properties style:font-name="arial" officeooo:rsid="00047a30" officeooo:paragraph-rsid="00047a30"/>
    </style:style>
    <style:style style:name="P5" style:family="paragraph" style:parent-style-name="Standard" style:list-style-name="L1">
      <style:text-properties style:font-name="arial" officeooo:rsid="00047a30" officeooo:paragraph-rsid="00057602"/>
    </style:style>
    <style:style style:name="P6" style:family="paragraph" style:parent-style-name="Standard" style:list-style-name="L1">
      <style:text-properties style:font-name="arial" style:text-underline-style="none" officeooo:rsid="00047a30" officeooo:paragraph-rsid="00047a30"/>
    </style:style>
    <style:style style:name="P7" style:family="paragraph" style:parent-style-name="Standard" style:list-style-name="L1">
      <style:text-properties style:font-name="arial" style:text-underline-style="none" officeooo:rsid="00047a30" officeooo:paragraph-rsid="00057602"/>
    </style:style>
    <style:style style:name="P8" style:family="paragraph" style:parent-style-name="Standard" style:list-style-name="L1">
      <style:text-properties style:font-name="arial" officeooo:rsid="0006a873" officeooo:paragraph-rsid="0006a873"/>
    </style:style>
    <style:style style:name="P9" style:family="paragraph" style:parent-style-name="Standard" style:list-style-name="L1">
      <style:text-properties style:font-name="arial" officeooo:rsid="0007babb" officeooo:paragraph-rsid="0007babb"/>
    </style:style>
    <style:style style:name="P10" style:family="paragraph" style:parent-style-name="Standard" style:list-style-name="L1">
      <style:text-properties style:font-name="Liberation Serif" fo:font-size="15pt" officeooo:rsid="00047a30" officeooo:paragraph-rsid="00047a30" style:font-size-asian="15pt" style:font-size-complex="15pt"/>
    </style:style>
    <style:style style:name="T1" style:family="text">
      <style:text-properties officeooo:rsid="00047a30"/>
    </style:style>
    <style:style style:name="T2" style:family="text">
      <style:text-properties style:font-name="arial"/>
    </style:style>
    <style:style style:name="T3" style:family="text">
      <style:text-properties fo:font-weight="bold" officeooo:rsid="0006a873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officeooo:rsid="00057602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57602"/>
    </style:style>
    <style:style style:name="T8" style:family="text">
      <style:text-properties style:text-underline-style="none" officeooo:rsid="0006a873"/>
    </style:style>
    <style:style style:name="T9" style:family="text">
      <style:text-properties officeooo:rsid="0008bd39"/>
    </style:style>
    <style:style style:name="T10" style:family="text">
      <style:text-properties officeooo:rsid="00090a4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Feitiços</text:span><text:line-break/></text:p>
      <text:list xml:id="list1299751827" text:style-name="L1">
        <text:list-header>
          <text:p text:style-name="P2"><text:span text:style-name="T2">Assim como as poções, os feitiços são necessários para todos que querem ser bruxos algum dia. Eles tem utilidades muito parecidas com as poções e muitas vezes você tera as duas opções para usar. Feitiços são melhores para se usar a longa distância, são mais práticos para quem precisa usar da bruxaria com mais rapidez.</text:span></text:p>
          <text:p text:style-name="P3"><text:span text:style-name="T1">Diferente das poções, os feitiços não são criados toda vez que são necessários, uma vez que é aprendido como usar um feitiço você não precisara criar novas formas de usar o mesmo. A força do bruxo afeta diretamente a força dos feitiços usados, o uso incorreto de um feitiço resulta em feitiços errados ou mesmo em ferimentos em quem tentou usar de tal habilidade. Alguns feitiços mais comuns de se ouvir sobre são: <text:s/></text:span><text:s text:c="2"/><text:tab/><text:tab/><text:span text:style-name="T1"><text:line-break/><text:line-break/></text:span></text:p>
          <text:p text:style-name="P10"><text:span text:style-name="T3">Feitiços de repulsão</text:span> </text:p>
          <text:p text:style-name="P4"><text:line-break/><text:span text:style-name="T6">São usados muito quando o objetivo do uso é não danificar o alvo, outros feitiços causam repulsão porém podem prejudicar os alvos. Estes apenas distanciam o que for atingido. Ao ser usado em criaturas vivas ainda pode causar dor mesmo sem este objetivo.</text:span></text:p>
          <text:p text:style-name="P6"/>
        </text:list-header>
        <text:list-item>
          <text:p text:style-name="P6">(nome) joga alvo para trás sem muita força, causa também em criaturas vivas uma certa paralisia rápida que o deixa imóvel por alguns segundos</text:p>
          <text:p text:style-name="P6"/>
        </text:list-item>
        <text:list-item>
          <text:p text:style-name="P7">(nome) <text:span text:style-name="T5">este feitiço teleporta o alvo para uma distância que é determinada por quem for o aplicador do feitiço.<text:line-break/></text:span></text:p>
        </text:list-item>
        <text:list-item>
          <text:p text:style-name="P5"><text:span text:style-name="T7">(nome) é capaz de acertar vários alvos de uma vez, </text:span><text:span text:style-name="T8">causa tontura e confusão se usado em seres vivos.<text:line-break/><text:line-break/></text:span></text:p>
          <text:p text:style-name="P8"><text:span text:style-name="T6">Feitiços elementais<text:line-break/></text:span></text:p>
          <text:p text:style-name="P8">Como o nome já deixa a entender, os feitiços elementais são capazes de utilizar os elementos de diferentes maneiras. Esse tipo de feitiço é um dos mais poderosos que existe ate os dias de hoje e tem uma variedade muito grande.<text:line-break/></text:p>
        </text:list-item>
        <text:list-item>
          <text:p text:style-name="P9">(nome) usa do elemento fogo para invocar criaturas de magma para ajudar quem os chamou para qual quer que seja o objetivo, este feitiço dura o tempo que o bruxo conseguir se manter com energia e concentração.<text:line-break/></text:p>
        </text:list-item>
        <text:list-item>
          <text:p text:style-name="P9">(nome) vem do <text:s/>elemento gelo e é muito perigoso se usado por alguém que não consegue controlar a força que usa. É possível congelar cada molécula de um corpo com esse feitiço e nestes casos a criatura atingida não tera chances de viver.<text:line-break/></text:p>
        </text:list-item>
        <text:list-item>
          <text:p text:style-name="P9">(nome) originado do elemento ar, concede a capacidade de levitar para quem for atingido por ele. É muito usado em fazendas e na construção de edifícios, por motivos diferentes…</text:p>
          <text:p text:style-name="P9"><text:line-break/></text:p>
          <text:p text:style-name="P9"><text:soft-page-break/>A diversidade de feitiços é muito maior do que se pode imaginar, não será possível ver todos porém outros que também são interessantes são: (nome) capaz de fazer com que uma pessoa esqueça tudo que viveu; (nome<text:span text:style-name="T9">) possibilita que o usuário sobreviva sem comer e se hidratar durante meses; e (nome) faz o usuário se </text:span><text:span text:style-name="T10">transformar em um animal por tempo indeterminado.</text:span><text:span text:style-name="T9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04:16.431715584</meta:creation-date>
    <dc:date>2023-06-07T17:40:57.451107451</dc:date>
    <meta:editing-duration>PT43S</meta:editing-duration>
    <meta:editing-cycles>1</meta:editing-cycles>
    <meta:document-statistic meta:table-count="0" meta:image-count="0" meta:object-count="0" meta:page-count="2" meta:paragraph-count="17" meta:word-count="467" meta:character-count="2628" meta:non-whitespace-character-count="2170"/>
    <meta:generator>LibreOffice/7.3.7.2$Linux_X86_64 LibreOffice_project/30$Build-2</meta:generator>
  </office:meta>
</office:document-meta>
</file>